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D000003996543FD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21cm" svg:y="0.815cm" svg:width="22.934cm" svg:height="15.75cm" draw:z-index="0"><draw:image xlink:href="Pictures/100000000000053D000003996543FD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8:31:34.445330497</meta:creation-date>
    <meta:print-date>2026-03-27T18:36:34.602613539</meta:print-date>
    <dc:date>2026-03-27T18:37:08.463722487</dc:date>
    <meta:editing-duration>PT5M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